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82.25mm" svg:height="98.55mm" svg:x="9.35mm" svg:y="169.37mm">
            <loext:p draw:notify-on-update-of-ranges="Hoja1.B30:Hoja1.E30 Hoja1.A31:Hoja1.A31 Hoja1.B31:Hoja1.E31 Hoja1.A32:Hoja1.A32 Hoja1.B32:Hoja1.E32 Hoja1.A33:Hoja1.A33 Hoja1.B33:Hoja1.E33 Hoja1.A34:Hoja1.A34 Hoja1.B34:Hoja1.E34 Hoja1.A35:Hoja1.A35 Hoja1.B35:Hoja1.E35 Hoja1.A36:Hoja1.A36 Hoja1.B36:Hoja1.E36 Hoja1.A37:Hoja1.A37 Hoja1.B37:Hoja1.E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style-name="ce1"/>
          <table:table-cell office:value-type="string" calcext:value-type="string">
            <text:p>Marcos Avilés Luque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 calcext:value-type="string">
            <text:p>Primera Lista de números</text:p>
          </table:table-cell>
          <table:table-cell table:number-columns-repeated="11"/>
          <table:table-cell office:value-type="string" calcext:value-type="string">
            <text:p>Promedio</text:p>
          </table:table-cell>
        </table:table-row>
        <table:table-row table:style-name="ro3">
          <table:table-cell office:value-type="string" calcext:value-type="string">
            <text:p>popcount1</text:p>
          </table:table-cell>
          <table:table-cell office:value-type="float" office:value="184858" calcext:value-type="float">
            <text:p>184858</text:p>
          </table:table-cell>
          <table:table-cell office:value-type="float" office:value="186770" calcext:value-type="float">
            <text:p>186770</text:p>
          </table:table-cell>
          <table:table-cell office:value-type="float" office:value="183199" calcext:value-type="float">
            <text:p>183199</text:p>
          </table:table-cell>
          <table:table-cell office:value-type="float" office:value="225680" calcext:value-type="float">
            <text:p>225680</text:p>
          </table:table-cell>
          <table:table-cell office:value-type="float" office:value="182638" calcext:value-type="float">
            <text:p>182638</text:p>
          </table:table-cell>
          <table:table-cell office:value-type="float" office:value="182832" calcext:value-type="float">
            <text:p>182832</text:p>
          </table:table-cell>
          <table:table-cell office:value-type="float" office:value="197840" calcext:value-type="float">
            <text:p>197840</text:p>
          </table:table-cell>
          <table:table-cell office:value-type="float" office:value="187245" calcext:value-type="float">
            <text:p>187245</text:p>
          </table:table-cell>
          <table:table-cell office:value-type="float" office:value="243265" calcext:value-type="float">
            <text:p>243265</text:p>
          </table:table-cell>
          <table:table-cell office:value-type="float" office:value="184257" calcext:value-type="float">
            <text:p>184257</text:p>
          </table:table-cell>
          <table:table-cell office:value-type="float" office:value="184716" calcext:value-type="float">
            <text:p>184716</text:p>
          </table:table-cell>
          <table:table-cell table:formula="of:=AVERAGE([.B4:.L4])" office:value-type="float" office:value="194845.454545455" calcext:value-type="float">
            <text:p>194845,454545455</text:p>
          </table:table-cell>
        </table:table-row>
        <table:table-row table:style-name="ro3">
          <table:table-cell office:value-type="string" calcext:value-type="string">
            <text:p>popcount2</text:p>
          </table:table-cell>
          <table:table-cell office:value-type="float" office:value="100843" calcext:value-type="float">
            <text:p>100843</text:p>
          </table:table-cell>
          <table:table-cell office:value-type="float" office:value="102700" calcext:value-type="float">
            <text:p>102700</text:p>
          </table:table-cell>
          <table:table-cell office:value-type="float" office:value="100363" calcext:value-type="float">
            <text:p>100363</text:p>
          </table:table-cell>
          <table:table-cell office:value-type="float" office:value="123365" calcext:value-type="float">
            <text:p>123365</text:p>
          </table:table-cell>
          <table:table-cell office:value-type="float" office:value="100903" calcext:value-type="float">
            <text:p>100903</text:p>
          </table:table-cell>
          <table:table-cell office:value-type="float" office:value="101159" calcext:value-type="float">
            <text:p>101159</text:p>
          </table:table-cell>
          <table:table-cell office:value-type="float" office:value="102838" calcext:value-type="float">
            <text:p>102838</text:p>
          </table:table-cell>
          <table:table-cell office:value-type="float" office:value="103464" calcext:value-type="float">
            <text:p>103464</text:p>
          </table:table-cell>
          <table:table-cell office:value-type="float" office:value="122574" calcext:value-type="float">
            <text:p>122574</text:p>
          </table:table-cell>
          <table:table-cell office:value-type="float" office:value="122066" calcext:value-type="float">
            <text:p>122066</text:p>
          </table:table-cell>
          <table:table-cell office:value-type="float" office:value="99774" calcext:value-type="float">
            <text:p>99774</text:p>
          </table:table-cell>
          <table:table-cell table:formula="of:=AVERAGE([.B5:.L5])" office:value-type="float" office:value="107277.181818182" calcext:value-type="float">
            <text:p>107277,181818182</text:p>
          </table:table-cell>
        </table:table-row>
        <table:table-row table:style-name="ro3">
          <table:table-cell office:value-type="string" calcext:value-type="string">
            <text:p>popcount3</text:p>
          </table:table-cell>
          <table:table-cell office:value-type="float" office:value="31888" calcext:value-type="float">
            <text:p>31888</text:p>
          </table:table-cell>
          <table:table-cell office:value-type="float" office:value="33134" calcext:value-type="float">
            <text:p>33134</text:p>
          </table:table-cell>
          <table:table-cell office:value-type="float" office:value="31037" calcext:value-type="float">
            <text:p>31037</text:p>
          </table:table-cell>
          <table:table-cell office:value-type="float" office:value="40998" calcext:value-type="float">
            <text:p>40998</text:p>
          </table:table-cell>
          <table:table-cell office:value-type="float" office:value="30257" calcext:value-type="float">
            <text:p>30257</text:p>
          </table:table-cell>
          <table:table-cell office:value-type="float" office:value="30756" calcext:value-type="float">
            <text:p>30756</text:p>
          </table:table-cell>
          <table:table-cell office:value-type="float" office:value="31578" calcext:value-type="float">
            <text:p>31578</text:p>
          </table:table-cell>
          <table:table-cell office:value-type="float" office:value="31794" calcext:value-type="float">
            <text:p>31794</text:p>
          </table:table-cell>
          <table:table-cell office:value-type="float" office:value="35902" calcext:value-type="float">
            <text:p>35902</text:p>
          </table:table-cell>
          <table:table-cell office:value-type="float" office:value="35746" calcext:value-type="float">
            <text:p>35746</text:p>
          </table:table-cell>
          <table:table-cell office:value-type="float" office:value="30390" calcext:value-type="float">
            <text:p>30390</text:p>
          </table:table-cell>
          <table:table-cell table:formula="of:=AVERAGE([.B6:.L6])" office:value-type="float" office:value="33043.6363636364" calcext:value-type="float">
            <text:p>33043,6363636364</text:p>
          </table:table-cell>
        </table:table-row>
        <table:table-row table:style-name="ro3">
          <table:table-cell office:value-type="string" calcext:value-type="string">
            <text:p>popcount4</text:p>
          </table:table-cell>
          <table:table-cell office:value-type="float" office:value="50852" calcext:value-type="float">
            <text:p>50852</text:p>
          </table:table-cell>
          <table:table-cell office:value-type="float" office:value="48391" calcext:value-type="float">
            <text:p>48391</text:p>
          </table:table-cell>
          <table:table-cell office:value-type="float" office:value="49212" calcext:value-type="float">
            <text:p>49212</text:p>
          </table:table-cell>
          <table:table-cell office:value-type="float" office:value="54582" calcext:value-type="float">
            <text:p>54582</text:p>
          </table:table-cell>
          <table:table-cell office:value-type="float" office:value="47059" calcext:value-type="float">
            <text:p>47059</text:p>
          </table:table-cell>
          <table:table-cell office:value-type="float" office:value="49413" calcext:value-type="float">
            <text:p>49413</text:p>
          </table:table-cell>
          <table:table-cell office:value-type="float" office:value="49612" calcext:value-type="float">
            <text:p>49612</text:p>
          </table:table-cell>
          <table:table-cell office:value-type="float" office:value="48907" calcext:value-type="float">
            <text:p>48907</text:p>
          </table:table-cell>
          <table:table-cell office:value-type="float" office:value="54630" calcext:value-type="float">
            <text:p>54630</text:p>
          </table:table-cell>
          <table:table-cell office:value-type="float" office:value="54605" calcext:value-type="float">
            <text:p>54605</text:p>
          </table:table-cell>
          <table:table-cell office:value-type="float" office:value="48668" calcext:value-type="float">
            <text:p>48668</text:p>
          </table:table-cell>
          <table:table-cell table:formula="of:=AVERAGE([.B7:.L7])" office:value-type="float" office:value="50539.1818181818" calcext:value-type="float">
            <text:p>50539,1818181818</text:p>
          </table:table-cell>
        </table:table-row>
        <table:table-row table:style-name="ro3">
          <table:table-cell office:value-type="string" calcext:value-type="string">
            <text:p>popcount5</text:p>
          </table:table-cell>
          <table:table-cell office:value-type="float" office:value="2043" calcext:value-type="float">
            <text:p>2043</text:p>
          </table:table-cell>
          <table:table-cell office:value-type="float" office:value="1740" calcext:value-type="float">
            <text:p>1740</text:p>
          </table:table-cell>
          <table:table-cell office:value-type="float" office:value="2043" calcext:value-type="float">
            <text:p>2043</text:p>
          </table:table-cell>
          <table:table-cell office:value-type="float" office:value="4760" calcext:value-type="float">
            <text:p>4760</text:p>
          </table:table-cell>
          <table:table-cell office:value-type="float" office:value="1844" calcext:value-type="float">
            <text:p>1844</text:p>
          </table:table-cell>
          <table:table-cell table:number-columns-repeated="2" office:value-type="float" office:value="1765" calcext:value-type="float">
            <text:p>1765</text:p>
          </table:table-cell>
          <table:table-cell office:value-type="float" office:value="1724" calcext:value-type="float">
            <text:p>1724</text:p>
          </table:table-cell>
          <table:table-cell office:value-type="float" office:value="1794" calcext:value-type="float">
            <text:p>1794</text:p>
          </table:table-cell>
          <table:table-cell office:value-type="float" office:value="1911" calcext:value-type="float">
            <text:p>1911</text:p>
          </table:table-cell>
          <table:table-cell office:value-type="float" office:value="1740" calcext:value-type="float">
            <text:p>1740</text:p>
          </table:table-cell>
          <table:table-cell table:formula="of:=AVERAGE([.B8:.L8])" office:value-type="float" office:value="2102.63636363636" calcext:value-type="float">
            <text:p>2102,6363636364</text:p>
          </table:table-cell>
        </table:table-row>
        <table:table-row table:style-name="ro3">
          <table:table-cell office:value-type="string" calcext:value-type="string">
            <text:p>popcount6</text:p>
          </table:table-cell>
          <table:table-cell office:value-type="float" office:value="5997" calcext:value-type="float">
            <text:p>5997</text:p>
          </table:table-cell>
          <table:table-cell office:value-type="float" office:value="6012" calcext:value-type="float">
            <text:p>6012</text:p>
          </table:table-cell>
          <table:table-cell office:value-type="float" office:value="6085" calcext:value-type="float">
            <text:p>6085</text:p>
          </table:table-cell>
          <table:table-cell office:value-type="float" office:value="9023" calcext:value-type="float">
            <text:p>9023</text:p>
          </table:table-cell>
          <table:table-cell office:value-type="float" office:value="6164" calcext:value-type="float">
            <text:p>6164</text:p>
          </table:table-cell>
          <table:table-cell office:value-type="float" office:value="5905" calcext:value-type="float">
            <text:p>5905</text:p>
          </table:table-cell>
          <table:table-cell office:value-type="float" office:value="6138" calcext:value-type="float">
            <text:p>6138</text:p>
          </table:table-cell>
          <table:table-cell office:value-type="float" office:value="5955" calcext:value-type="float">
            <text:p>5955</text:p>
          </table:table-cell>
          <table:table-cell office:value-type="float" office:value="6225" calcext:value-type="float">
            <text:p>6225</text:p>
          </table:table-cell>
          <table:table-cell office:value-type="float" office:value="15453" calcext:value-type="float">
            <text:p>15453</text:p>
          </table:table-cell>
          <table:table-cell office:value-type="float" office:value="5908" calcext:value-type="float">
            <text:p>5908</text:p>
          </table:table-cell>
          <table:table-cell table:formula="of:=AVERAGE([.B9:.L9])" office:value-type="float" office:value="7169.54545454546" calcext:value-type="float">
            <text:p>7169,5454545455</text:p>
          </table:table-cell>
        </table:table-row>
        <table:table-row table:style-name="ro3">
          <table:table-cell office:value-type="string" calcext:value-type="string">
            <text:p>popcount7</text:p>
          </table:table-cell>
          <table:table-cell office:value-type="float" office:value="3744" calcext:value-type="float">
            <text:p>3744</text:p>
          </table:table-cell>
          <table:table-cell office:value-type="float" office:value="3728" calcext:value-type="float">
            <text:p>3728</text:p>
          </table:table-cell>
          <table:table-cell office:value-type="float" office:value="3710" calcext:value-type="float">
            <text:p>3710</text:p>
          </table:table-cell>
          <table:table-cell office:value-type="float" office:value="3768" calcext:value-type="float">
            <text:p>3768</text:p>
          </table:table-cell>
          <table:table-cell office:value-type="float" office:value="3636" calcext:value-type="float">
            <text:p>3636</text:p>
          </table:table-cell>
          <table:table-cell table:number-columns-repeated="2" office:value-type="float" office:value="3655" calcext:value-type="float">
            <text:p>3655</text:p>
          </table:table-cell>
          <table:table-cell office:value-type="float" office:value="3568" calcext:value-type="float">
            <text:p>3568</text:p>
          </table:table-cell>
          <table:table-cell office:value-type="float" office:value="11172" calcext:value-type="float">
            <text:p>11172</text:p>
          </table:table-cell>
          <table:table-cell office:value-type="float" office:value="4323" calcext:value-type="float">
            <text:p>4323</text:p>
          </table:table-cell>
          <table:table-cell office:value-type="float" office:value="3702" calcext:value-type="float">
            <text:p>3702</text:p>
          </table:table-cell>
          <table:table-cell table:formula="of:=AVERAGE([.B10:.L10])" office:value-type="float" office:value="4423.72727272727" calcext:value-type="float">
            <text:p>4423,7272727273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 calcext:value-type="string">
            <text:p>Segunda Lista de números</text:p>
          </table:table-cell>
          <table:table-cell table:number-columns-repeated="11"/>
          <table:table-cell office:value-type="string" calcext:value-type="string">
            <text:p>Promedio</text:p>
          </table:table-cell>
        </table:table-row>
        <table:table-row table:style-name="ro3">
          <table:table-cell office:value-type="string" calcext:value-type="string">
            <text:p>popcount1</text:p>
          </table:table-cell>
          <table:table-cell office:value-type="float" office:value="189601" calcext:value-type="float">
            <text:p>189601</text:p>
          </table:table-cell>
          <table:table-cell office:value-type="float" office:value="221691" calcext:value-type="float">
            <text:p>221691</text:p>
          </table:table-cell>
          <table:table-cell office:value-type="float" office:value="183133" calcext:value-type="float">
            <text:p>183133</text:p>
          </table:table-cell>
          <table:table-cell office:value-type="float" office:value="185895" calcext:value-type="float">
            <text:p>185895</text:p>
          </table:table-cell>
          <table:table-cell office:value-type="float" office:value="184905" calcext:value-type="float">
            <text:p>184905</text:p>
          </table:table-cell>
          <table:table-cell office:value-type="float" office:value="232037" calcext:value-type="float">
            <text:p>232037</text:p>
          </table:table-cell>
          <table:table-cell office:value-type="float" office:value="186816" calcext:value-type="float">
            <text:p>186816</text:p>
          </table:table-cell>
          <table:table-cell office:value-type="float" office:value="186547" calcext:value-type="float">
            <text:p>186547</text:p>
          </table:table-cell>
          <table:table-cell office:value-type="float" office:value="185293" calcext:value-type="float">
            <text:p>185293</text:p>
          </table:table-cell>
          <table:table-cell office:value-type="float" office:value="183422" calcext:value-type="float">
            <text:p>183422</text:p>
          </table:table-cell>
          <table:table-cell office:value-type="float" office:value="186424" calcext:value-type="float">
            <text:p>186424</text:p>
          </table:table-cell>
          <table:table-cell table:formula="of:=AVERAGE([.B13:.L13])" office:value-type="float" office:value="193251.272727273" calcext:value-type="float">
            <text:p>193251,272727273</text:p>
          </table:table-cell>
        </table:table-row>
        <table:table-row table:style-name="ro3">
          <table:table-cell office:value-type="string" calcext:value-type="string">
            <text:p>popcount2</text:p>
          </table:table-cell>
          <table:table-cell office:value-type="float" office:value="100291" calcext:value-type="float">
            <text:p>100291</text:p>
          </table:table-cell>
          <table:table-cell office:value-type="float" office:value="101991" calcext:value-type="float">
            <text:p>101991</text:p>
          </table:table-cell>
          <table:table-cell office:value-type="float" office:value="102137" calcext:value-type="float">
            <text:p>102137</text:p>
          </table:table-cell>
          <table:table-cell office:value-type="float" office:value="102267" calcext:value-type="float">
            <text:p>102267</text:p>
          </table:table-cell>
          <table:table-cell office:value-type="float" office:value="101753" calcext:value-type="float">
            <text:p>101753</text:p>
          </table:table-cell>
          <table:table-cell office:value-type="float" office:value="122972" calcext:value-type="float">
            <text:p>122972</text:p>
          </table:table-cell>
          <table:table-cell office:value-type="float" office:value="101429" calcext:value-type="float">
            <text:p>101429</text:p>
          </table:table-cell>
          <table:table-cell office:value-type="float" office:value="102773" calcext:value-type="float">
            <text:p>102773</text:p>
          </table:table-cell>
          <table:table-cell office:value-type="float" office:value="111155" calcext:value-type="float">
            <text:p>111155</text:p>
          </table:table-cell>
          <table:table-cell office:value-type="float" office:value="100859" calcext:value-type="float">
            <text:p>100859</text:p>
          </table:table-cell>
          <table:table-cell office:value-type="float" office:value="115584" calcext:value-type="float">
            <text:p>115584</text:p>
          </table:table-cell>
          <table:table-cell table:formula="of:=AVERAGE([.B14:.L14])" office:value-type="float" office:value="105746.454545455" calcext:value-type="float">
            <text:p>105746,454545455</text:p>
          </table:table-cell>
        </table:table-row>
        <table:table-row table:style-name="ro3">
          <table:table-cell office:value-type="string" calcext:value-type="string">
            <text:p>popcount3</text:p>
          </table:table-cell>
          <table:table-cell office:value-type="float" office:value="30593" calcext:value-type="float">
            <text:p>30593</text:p>
          </table:table-cell>
          <table:table-cell office:value-type="float" office:value="33155" calcext:value-type="float">
            <text:p>33155</text:p>
          </table:table-cell>
          <table:table-cell office:value-type="float" office:value="30580" calcext:value-type="float">
            <text:p>30580</text:p>
          </table:table-cell>
          <table:table-cell office:value-type="float" office:value="32025" calcext:value-type="float">
            <text:p>32025</text:p>
          </table:table-cell>
          <table:table-cell office:value-type="float" office:value="30350" calcext:value-type="float">
            <text:p>30350</text:p>
          </table:table-cell>
          <table:table-cell office:value-type="float" office:value="38094" calcext:value-type="float">
            <text:p>38094</text:p>
          </table:table-cell>
          <table:table-cell office:value-type="float" office:value="32240" calcext:value-type="float">
            <text:p>32240</text:p>
          </table:table-cell>
          <table:table-cell office:value-type="float" office:value="32855" calcext:value-type="float">
            <text:p>32855</text:p>
          </table:table-cell>
          <table:table-cell office:value-type="float" office:value="32028" calcext:value-type="float">
            <text:p>32028</text:p>
          </table:table-cell>
          <table:table-cell office:value-type="float" office:value="30755" calcext:value-type="float">
            <text:p>30755</text:p>
          </table:table-cell>
          <table:table-cell office:value-type="float" office:value="32786" calcext:value-type="float">
            <text:p>32786</text:p>
          </table:table-cell>
          <table:table-cell table:formula="of:=AVERAGE([.B15:.L15])" office:value-type="float" office:value="32314.6363636364" calcext:value-type="float">
            <text:p>32314,6363636364</text:p>
          </table:table-cell>
        </table:table-row>
        <table:table-row table:style-name="ro3">
          <table:table-cell office:value-type="string" calcext:value-type="string">
            <text:p>popcount4</text:p>
          </table:table-cell>
          <table:table-cell office:value-type="float" office:value="48434" calcext:value-type="float">
            <text:p>48434</text:p>
          </table:table-cell>
          <table:table-cell office:value-type="float" office:value="49034" calcext:value-type="float">
            <text:p>49034</text:p>
          </table:table-cell>
          <table:table-cell office:value-type="float" office:value="48528" calcext:value-type="float">
            <text:p>48528</text:p>
          </table:table-cell>
          <table:table-cell office:value-type="float" office:value="47659" calcext:value-type="float">
            <text:p>47659</text:p>
          </table:table-cell>
          <table:table-cell office:value-type="float" office:value="48122" calcext:value-type="float">
            <text:p>48122</text:p>
          </table:table-cell>
          <table:table-cell office:value-type="float" office:value="59184" calcext:value-type="float">
            <text:p>59184</text:p>
          </table:table-cell>
          <table:table-cell office:value-type="float" office:value="47721" calcext:value-type="float">
            <text:p>47721</text:p>
          </table:table-cell>
          <table:table-cell office:value-type="float" office:value="47550" calcext:value-type="float">
            <text:p>47550</text:p>
          </table:table-cell>
          <table:table-cell office:value-type="float" office:value="47767" calcext:value-type="float">
            <text:p>47767</text:p>
          </table:table-cell>
          <table:table-cell office:value-type="float" office:value="48265" calcext:value-type="float">
            <text:p>48265</text:p>
          </table:table-cell>
          <table:table-cell office:value-type="float" office:value="48796" calcext:value-type="float">
            <text:p>48796</text:p>
          </table:table-cell>
          <table:table-cell table:formula="of:=AVERAGE([.B16:.L16])" office:value-type="float" office:value="49187.2727272727" calcext:value-type="float">
            <text:p>49187,2727272727</text:p>
          </table:table-cell>
        </table:table-row>
        <table:table-row table:style-name="ro3">
          <table:table-cell office:value-type="string" calcext:value-type="string">
            <text:p>popcount5</text:p>
          </table:table-cell>
          <table:table-cell office:value-type="float" office:value="1704" calcext:value-type="float">
            <text:p>1704</text:p>
          </table:table-cell>
          <table:table-cell office:value-type="float" office:value="1728" calcext:value-type="float">
            <text:p>1728</text:p>
          </table:table-cell>
          <table:table-cell office:value-type="float" office:value="1785" calcext:value-type="float">
            <text:p>1785</text:p>
          </table:table-cell>
          <table:table-cell office:value-type="float" office:value="1755" calcext:value-type="float">
            <text:p>1755</text:p>
          </table:table-cell>
          <table:table-cell office:value-type="float" office:value="1715" calcext:value-type="float">
            <text:p>1715</text:p>
          </table:table-cell>
          <table:table-cell office:value-type="float" office:value="1734" calcext:value-type="float">
            <text:p>1734</text:p>
          </table:table-cell>
          <table:table-cell office:value-type="float" office:value="1748" calcext:value-type="float">
            <text:p>1748</text:p>
          </table:table-cell>
          <table:table-cell office:value-type="float" office:value="1743" calcext:value-type="float">
            <text:p>1743</text:p>
          </table:table-cell>
          <table:table-cell office:value-type="float" office:value="1754" calcext:value-type="float">
            <text:p>1754</text:p>
          </table:table-cell>
          <table:table-cell office:value-type="float" office:value="1730" calcext:value-type="float">
            <text:p>1730</text:p>
          </table:table-cell>
          <table:table-cell office:value-type="float" office:value="1747" calcext:value-type="float">
            <text:p>1747</text:p>
          </table:table-cell>
          <table:table-cell table:formula="of:=AVERAGE([.B17:.L17])" office:value-type="float" office:value="1740.27272727273" calcext:value-type="float">
            <text:p>1740,2727272727</text:p>
          </table:table-cell>
        </table:table-row>
        <table:table-row table:style-name="ro3">
          <table:table-cell office:value-type="string" calcext:value-type="string">
            <text:p>popcount6</text:p>
          </table:table-cell>
          <table:table-cell office:value-type="float" office:value="5957" calcext:value-type="float">
            <text:p>5957</text:p>
          </table:table-cell>
          <table:table-cell office:value-type="float" office:value="6101" calcext:value-type="float">
            <text:p>6101</text:p>
          </table:table-cell>
          <table:table-cell office:value-type="float" office:value="5954" calcext:value-type="float">
            <text:p>5954</text:p>
          </table:table-cell>
          <table:table-cell office:value-type="float" office:value="6088" calcext:value-type="float">
            <text:p>6088</text:p>
          </table:table-cell>
          <table:table-cell office:value-type="float" office:value="6059" calcext:value-type="float">
            <text:p>6059</text:p>
          </table:table-cell>
          <table:table-cell office:value-type="float" office:value="15649" calcext:value-type="float">
            <text:p>15649</text:p>
          </table:table-cell>
          <table:table-cell office:value-type="float" office:value="5995" calcext:value-type="float">
            <text:p>5995</text:p>
          </table:table-cell>
          <table:table-cell office:value-type="float" office:value="6015" calcext:value-type="float">
            <text:p>6015</text:p>
          </table:table-cell>
          <table:table-cell office:value-type="float" office:value="6077" calcext:value-type="float">
            <text:p>6077</text:p>
          </table:table-cell>
          <table:table-cell office:value-type="float" office:value="5899" calcext:value-type="float">
            <text:p>5899</text:p>
          </table:table-cell>
          <table:table-cell office:value-type="float" office:value="6070" calcext:value-type="float">
            <text:p>6070</text:p>
          </table:table-cell>
          <table:table-cell table:formula="of:=AVERAGE([.B18:.L18])" office:value-type="float" office:value="6896.72727272727" calcext:value-type="float">
            <text:p>6896,7272727273</text:p>
          </table:table-cell>
        </table:table-row>
        <table:table-row table:style-name="ro3">
          <table:table-cell office:value-type="string" calcext:value-type="string">
            <text:p>popcount7</text:p>
          </table:table-cell>
          <table:table-cell office:value-type="float" office:value="3610" calcext:value-type="float">
            <text:p>3610</text:p>
          </table:table-cell>
          <table:table-cell office:value-type="float" office:value="3733" calcext:value-type="float">
            <text:p>3733</text:p>
          </table:table-cell>
          <table:table-cell office:value-type="float" office:value="3563" calcext:value-type="float">
            <text:p>3563</text:p>
          </table:table-cell>
          <table:table-cell office:value-type="float" office:value="3630" calcext:value-type="float">
            <text:p>3630</text:p>
          </table:table-cell>
          <table:table-cell office:value-type="float" office:value="3574" calcext:value-type="float">
            <text:p>3574</text:p>
          </table:table-cell>
          <table:table-cell office:value-type="float" office:value="3852" calcext:value-type="float">
            <text:p>3852</text:p>
          </table:table-cell>
          <table:table-cell office:value-type="float" office:value="3627" calcext:value-type="float">
            <text:p>3627</text:p>
          </table:table-cell>
          <table:table-cell office:value-type="float" office:value="3767" calcext:value-type="float">
            <text:p>3767</text:p>
          </table:table-cell>
          <table:table-cell office:value-type="float" office:value="3657" calcext:value-type="float">
            <text:p>3657</text:p>
          </table:table-cell>
          <table:table-cell office:value-type="float" office:value="3614" calcext:value-type="float">
            <text:p>3614</text:p>
          </table:table-cell>
          <table:table-cell office:value-type="float" office:value="3925" calcext:value-type="float">
            <text:p>3925</text:p>
          </table:table-cell>
          <table:table-cell table:formula="of:=AVERAGE([.B19:.L19])" office:value-type="float" office:value="3686.54545454545" calcext:value-type="float">
            <text:p>3686,5454545455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 calcext:value-type="string">
            <text:p>Tercera Lista de números</text:p>
          </table:table-cell>
          <table:table-cell table:number-columns-repeated="11"/>
          <table:table-cell office:value-type="string" calcext:value-type="string">
            <text:p>Promedio</text:p>
          </table:table-cell>
        </table:table-row>
        <table:table-row table:style-name="ro3">
          <table:table-cell office:value-type="string" calcext:value-type="string">
            <text:p>popcount1</text:p>
          </table:table-cell>
          <table:table-cell office:value-type="float" office:value="182898" calcext:value-type="float">
            <text:p>182898</text:p>
          </table:table-cell>
          <table:table-cell office:value-type="float" office:value="225121" calcext:value-type="float">
            <text:p>225121</text:p>
          </table:table-cell>
          <table:table-cell office:value-type="float" office:value="191381" calcext:value-type="float">
            <text:p>191381</text:p>
          </table:table-cell>
          <table:table-cell office:value-type="float" office:value="185225" calcext:value-type="float">
            <text:p>185225</text:p>
          </table:table-cell>
          <table:table-cell office:value-type="float" office:value="183790" calcext:value-type="float">
            <text:p>183790</text:p>
          </table:table-cell>
          <table:table-cell office:value-type="float" office:value="186454" calcext:value-type="float">
            <text:p>186454</text:p>
          </table:table-cell>
          <table:table-cell office:value-type="float" office:value="185091" calcext:value-type="float">
            <text:p>185091</text:p>
          </table:table-cell>
          <table:table-cell office:value-type="float" office:value="177153" calcext:value-type="float">
            <text:p>177153</text:p>
          </table:table-cell>
          <table:table-cell office:value-type="float" office:value="182431" calcext:value-type="float">
            <text:p>182431</text:p>
          </table:table-cell>
          <table:table-cell office:value-type="float" office:value="184988" calcext:value-type="float">
            <text:p>184988</text:p>
          </table:table-cell>
          <table:table-cell office:value-type="float" office:value="234305" calcext:value-type="float">
            <text:p>234305</text:p>
          </table:table-cell>
          <table:table-cell table:formula="of:=AVERAGE([.B22:.L22])" office:value-type="float" office:value="192621.545454545" calcext:value-type="float">
            <text:p>192621,545454545</text:p>
          </table:table-cell>
        </table:table-row>
        <table:table-row table:style-name="ro3">
          <table:table-cell office:value-type="string" calcext:value-type="string">
            <text:p>popcount2</text:p>
          </table:table-cell>
          <table:table-cell office:value-type="float" office:value="103216" calcext:value-type="float">
            <text:p>103216</text:p>
          </table:table-cell>
          <table:table-cell office:value-type="float" office:value="121596" calcext:value-type="float">
            <text:p>121596</text:p>
          </table:table-cell>
          <table:table-cell office:value-type="float" office:value="101668" calcext:value-type="float">
            <text:p>101668</text:p>
          </table:table-cell>
          <table:table-cell office:value-type="float" office:value="103090" calcext:value-type="float">
            <text:p>103090</text:p>
          </table:table-cell>
          <table:table-cell office:value-type="float" office:value="100327" calcext:value-type="float">
            <text:p>100327</text:p>
          </table:table-cell>
          <table:table-cell office:value-type="float" office:value="103522" calcext:value-type="float">
            <text:p>103522</text:p>
          </table:table-cell>
          <table:table-cell office:value-type="float" office:value="103706" calcext:value-type="float">
            <text:p>103706</text:p>
          </table:table-cell>
          <table:table-cell office:value-type="float" office:value="100693" calcext:value-type="float">
            <text:p>100693</text:p>
          </table:table-cell>
          <table:table-cell office:value-type="float" office:value="102108" calcext:value-type="float">
            <text:p>102108</text:p>
          </table:table-cell>
          <table:table-cell office:value-type="float" office:value="99900" calcext:value-type="float">
            <text:p>99900</text:p>
          </table:table-cell>
          <table:table-cell office:value-type="float" office:value="128205" calcext:value-type="float">
            <text:p>128205</text:p>
          </table:table-cell>
          <table:table-cell table:formula="of:=AVERAGE([.B23:.L23])" office:value-type="float" office:value="106184.636363636" calcext:value-type="float">
            <text:p>106184,636363636</text:p>
          </table:table-cell>
        </table:table-row>
        <table:table-row table:style-name="ro3">
          <table:table-cell office:value-type="string" calcext:value-type="string">
            <text:p>popcount3</text:p>
          </table:table-cell>
          <table:table-cell office:value-type="float" office:value="32004" calcext:value-type="float">
            <text:p>32004</text:p>
          </table:table-cell>
          <table:table-cell office:value-type="float" office:value="35613" calcext:value-type="float">
            <text:p>35613</text:p>
          </table:table-cell>
          <table:table-cell office:value-type="float" office:value="33166" calcext:value-type="float">
            <text:p>33166</text:p>
          </table:table-cell>
          <table:table-cell office:value-type="float" office:value="33399" calcext:value-type="float">
            <text:p>33399</text:p>
          </table:table-cell>
          <table:table-cell office:value-type="float" office:value="31694" calcext:value-type="float">
            <text:p>31694</text:p>
          </table:table-cell>
          <table:table-cell office:value-type="float" office:value="32792" calcext:value-type="float">
            <text:p>32792</text:p>
          </table:table-cell>
          <table:table-cell office:value-type="float" office:value="34526" calcext:value-type="float">
            <text:p>34526</text:p>
          </table:table-cell>
          <table:table-cell office:value-type="float" office:value="30374" calcext:value-type="float">
            <text:p>30374</text:p>
          </table:table-cell>
          <table:table-cell office:value-type="float" office:value="30848" calcext:value-type="float">
            <text:p>30848</text:p>
          </table:table-cell>
          <table:table-cell office:value-type="float" office:value="31144" calcext:value-type="float">
            <text:p>31144</text:p>
          </table:table-cell>
          <table:table-cell office:value-type="float" office:value="36174" calcext:value-type="float">
            <text:p>36174</text:p>
          </table:table-cell>
          <table:table-cell table:formula="of:=AVERAGE([.B24:.L24])" office:value-type="float" office:value="32884.9090909091" calcext:value-type="float">
            <text:p>32884,9090909091</text:p>
          </table:table-cell>
        </table:table-row>
        <table:table-row table:style-name="ro3">
          <table:table-cell office:value-type="string" calcext:value-type="string">
            <text:p>popcount4</text:p>
          </table:table-cell>
          <table:table-cell office:value-type="float" office:value="47309" calcext:value-type="float">
            <text:p>47309</text:p>
          </table:table-cell>
          <table:table-cell office:value-type="float" office:value="55691" calcext:value-type="float">
            <text:p>55691</text:p>
          </table:table-cell>
          <table:table-cell office:value-type="float" office:value="48950" calcext:value-type="float">
            <text:p>48950</text:p>
          </table:table-cell>
          <table:table-cell office:value-type="float" office:value="49199" calcext:value-type="float">
            <text:p>49199</text:p>
          </table:table-cell>
          <table:table-cell office:value-type="float" office:value="46995" calcext:value-type="float">
            <text:p>46995</text:p>
          </table:table-cell>
          <table:table-cell office:value-type="float" office:value="48367" calcext:value-type="float">
            <text:p>48367</text:p>
          </table:table-cell>
          <table:table-cell office:value-type="float" office:value="47692" calcext:value-type="float">
            <text:p>47692</text:p>
          </table:table-cell>
          <table:table-cell office:value-type="float" office:value="50249" calcext:value-type="float">
            <text:p>50249</text:p>
          </table:table-cell>
          <table:table-cell office:value-type="float" office:value="47741" calcext:value-type="float">
            <text:p>47741</text:p>
          </table:table-cell>
          <table:table-cell office:value-type="float" office:value="48470" calcext:value-type="float">
            <text:p>48470</text:p>
          </table:table-cell>
          <table:table-cell office:value-type="float" office:value="54179" calcext:value-type="float">
            <text:p>54179</text:p>
          </table:table-cell>
          <table:table-cell table:formula="of:=AVERAGE([.B25:.L25])" office:value-type="float" office:value="49531.0909090909" calcext:value-type="float">
            <text:p>49531,0909090909</text:p>
          </table:table-cell>
        </table:table-row>
        <table:table-row table:style-name="ro3">
          <table:table-cell office:value-type="string" calcext:value-type="string">
            <text:p>popcount5</text:p>
          </table:table-cell>
          <table:table-cell office:value-type="float" office:value="1714" calcext:value-type="float">
            <text:p>1714</text:p>
          </table:table-cell>
          <table:table-cell office:value-type="float" office:value="1900" calcext:value-type="float">
            <text:p>1900</text:p>
          </table:table-cell>
          <table:table-cell office:value-type="float" office:value="1753" calcext:value-type="float">
            <text:p>1753</text:p>
          </table:table-cell>
          <table:table-cell office:value-type="float" office:value="1741" calcext:value-type="float">
            <text:p>1741</text:p>
          </table:table-cell>
          <table:table-cell office:value-type="float" office:value="1780" calcext:value-type="float">
            <text:p>1780</text:p>
          </table:table-cell>
          <table:table-cell office:value-type="float" office:value="1748" calcext:value-type="float">
            <text:p>1748</text:p>
          </table:table-cell>
          <table:table-cell office:value-type="float" office:value="1743" calcext:value-type="float">
            <text:p>1743</text:p>
          </table:table-cell>
          <table:table-cell office:value-type="float" office:value="1711" calcext:value-type="float">
            <text:p>1711</text:p>
          </table:table-cell>
          <table:table-cell office:value-type="float" office:value="1723" calcext:value-type="float">
            <text:p>1723</text:p>
          </table:table-cell>
          <table:table-cell office:value-type="float" office:value="1712" calcext:value-type="float">
            <text:p>1712</text:p>
          </table:table-cell>
          <table:table-cell office:value-type="float" office:value="1738" calcext:value-type="float">
            <text:p>1738</text:p>
          </table:table-cell>
          <table:table-cell table:formula="of:=AVERAGE([.B26:.L26])" office:value-type="float" office:value="1751.18181818182" calcext:value-type="float">
            <text:p>1751,1818181818</text:p>
          </table:table-cell>
        </table:table-row>
        <table:table-row table:style-name="ro3">
          <table:table-cell office:value-type="string" calcext:value-type="string">
            <text:p>popcount6</text:p>
          </table:table-cell>
          <table:table-cell office:value-type="float" office:value="5914" calcext:value-type="float">
            <text:p>5914</text:p>
          </table:table-cell>
          <table:table-cell office:value-type="float" office:value="15979" calcext:value-type="float">
            <text:p>15979</text:p>
          </table:table-cell>
          <table:table-cell office:value-type="float" office:value="6068" calcext:value-type="float">
            <text:p>6068</text:p>
          </table:table-cell>
          <table:table-cell office:value-type="float" office:value="6025" calcext:value-type="float">
            <text:p>6025</text:p>
          </table:table-cell>
          <table:table-cell office:value-type="float" office:value="6033" calcext:value-type="float">
            <text:p>6033</text:p>
          </table:table-cell>
          <table:table-cell office:value-type="float" office:value="6083" calcext:value-type="float">
            <text:p>6083</text:p>
          </table:table-cell>
          <table:table-cell office:value-type="float" office:value="6085" calcext:value-type="float">
            <text:p>6085</text:p>
          </table:table-cell>
          <table:table-cell office:value-type="float" office:value="5903" calcext:value-type="float">
            <text:p>5903</text:p>
          </table:table-cell>
          <table:table-cell office:value-type="float" office:value="6124" calcext:value-type="float">
            <text:p>6124</text:p>
          </table:table-cell>
          <table:table-cell office:value-type="float" office:value="7399" calcext:value-type="float">
            <text:p>7399</text:p>
          </table:table-cell>
          <table:table-cell office:value-type="float" office:value="6152" calcext:value-type="float">
            <text:p>6152</text:p>
          </table:table-cell>
          <table:table-cell table:formula="of:=AVERAGE([.B27:.L27])" office:value-type="float" office:value="7069.54545454546" calcext:value-type="float">
            <text:p>7069,5454545455</text:p>
          </table:table-cell>
        </table:table-row>
        <table:table-row table:style-name="ro3">
          <table:table-cell office:value-type="string" calcext:value-type="string">
            <text:p>popcount7</text:p>
          </table:table-cell>
          <table:table-cell office:value-type="float" office:value="3599" calcext:value-type="float">
            <text:p>3599</text:p>
          </table:table-cell>
          <table:table-cell office:value-type="float" office:value="3890" calcext:value-type="float">
            <text:p>3890</text:p>
          </table:table-cell>
          <table:table-cell office:value-type="float" office:value="3635" calcext:value-type="float">
            <text:p>3635</text:p>
          </table:table-cell>
          <table:table-cell office:value-type="float" office:value="3643" calcext:value-type="float">
            <text:p>3643</text:p>
          </table:table-cell>
          <table:table-cell office:value-type="float" office:value="3580" calcext:value-type="float">
            <text:p>3580</text:p>
          </table:table-cell>
          <table:table-cell office:value-type="float" office:value="3666" calcext:value-type="float">
            <text:p>3666</text:p>
          </table:table-cell>
          <table:table-cell office:value-type="float" office:value="3679" calcext:value-type="float">
            <text:p>3679</text:p>
          </table:table-cell>
          <table:table-cell office:value-type="float" office:value="3710" calcext:value-type="float">
            <text:p>3710</text:p>
          </table:table-cell>
          <table:table-cell office:value-type="float" office:value="3622" calcext:value-type="float">
            <text:p>3622</text:p>
          </table:table-cell>
          <table:table-cell office:value-type="float" office:value="3648" calcext:value-type="float">
            <text:p>3648</text:p>
          </table:table-cell>
          <table:table-cell office:value-type="float" office:value="10084" calcext:value-type="float">
            <text:p>10084</text:p>
          </table:table-cell>
          <table:table-cell table:formula="of:=AVERAGE([.B28:.L28])" office:value-type="float" office:value="4250.54545454546" calcext:value-type="float">
            <text:p>4250,5454545455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table:style-name="ce3"/>
          <table:table-cell/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opcount1</text:p>
          </table:table-cell>
          <table:table-cell/>
          <table:table-cell table:formula="of:=AVERAGE([.B4:.L4])" office:value-type="float" office:value="194845.454545455" calcext:value-type="float">
            <text:p>194845,454545455</text:p>
          </table:table-cell>
          <table:table-cell table:formula="of:=AVERAGE([.B13:.L13])" office:value-type="float" office:value="193251.272727273" calcext:value-type="float">
            <text:p>193251,272727273</text:p>
          </table:table-cell>
          <table:table-cell table:formula="of:=AVERAGE([.B22:.L22])" office:value-type="float" office:value="192621.545454545" calcext:value-type="float">
            <text:p>192621,54545454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opcount2</text:p>
          </table:table-cell>
          <table:table-cell/>
          <table:table-cell table:formula="of:=AVERAGE([.B5:.L5])" office:value-type="float" office:value="107277.181818182" calcext:value-type="float">
            <text:p>107277,181818182</text:p>
          </table:table-cell>
          <table:table-cell table:formula="of:=AVERAGE([.B14:.L14])" office:value-type="float" office:value="105746.454545455" calcext:value-type="float">
            <text:p>105746,454545455</text:p>
          </table:table-cell>
          <table:table-cell table:formula="of:=AVERAGE([.B23:.L23])" office:value-type="float" office:value="106184.636363636" calcext:value-type="float">
            <text:p>106184,63636363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opcount3</text:p>
          </table:table-cell>
          <table:table-cell/>
          <table:table-cell table:formula="of:=AVERAGE([.B6:.L6])" office:value-type="float" office:value="33043.6363636364" calcext:value-type="float">
            <text:p>33043,6363636364</text:p>
          </table:table-cell>
          <table:table-cell table:formula="of:=AVERAGE([.B15:.L15])" office:value-type="float" office:value="32314.6363636364" calcext:value-type="float">
            <text:p>32314,6363636364</text:p>
          </table:table-cell>
          <table:table-cell table:formula="of:=AVERAGE([.B24:.L24])" office:value-type="float" office:value="32884.9090909091" calcext:value-type="float">
            <text:p>32884,909090909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opcount4</text:p>
          </table:table-cell>
          <table:table-cell/>
          <table:table-cell table:formula="of:=AVERAGE([.B7:.L7])" office:value-type="float" office:value="50539.1818181818" calcext:value-type="float">
            <text:p>50539,1818181818</text:p>
          </table:table-cell>
          <table:table-cell table:formula="of:=AVERAGE([.B16:.L16])" office:value-type="float" office:value="49187.2727272727" calcext:value-type="float">
            <text:p>49187,2727272727</text:p>
          </table:table-cell>
          <table:table-cell table:formula="of:=AVERAGE([.B25:.L25])" office:value-type="float" office:value="49531.0909090909" calcext:value-type="float">
            <text:p>49531,090909090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opcount5</text:p>
          </table:table-cell>
          <table:table-cell/>
          <table:table-cell table:formula="of:=AVERAGE([.B8:.L8])" office:value-type="float" office:value="2102.63636363636" calcext:value-type="float">
            <text:p>2102,6363636364</text:p>
          </table:table-cell>
          <table:table-cell table:formula="of:=AVERAGE([.B17:.L17])" office:value-type="float" office:value="1740.27272727273" calcext:value-type="float">
            <text:p>1740,2727272727</text:p>
          </table:table-cell>
          <table:table-cell table:formula="of:=AVERAGE([.B26:.L26])" office:value-type="float" office:value="1751.18181818182" calcext:value-type="float">
            <text:p>1751,181818181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opcount6</text:p>
          </table:table-cell>
          <table:table-cell/>
          <table:table-cell table:formula="of:=AVERAGE([.B9:.L9])" office:value-type="float" office:value="7169.54545454546" calcext:value-type="float">
            <text:p>7169,5454545455</text:p>
          </table:table-cell>
          <table:table-cell table:formula="of:=AVERAGE([.B18:.L18])" office:value-type="float" office:value="6896.72727272727" calcext:value-type="float">
            <text:p>6896,7272727273</text:p>
          </table:table-cell>
          <table:table-cell table:formula="of:=AVERAGE([.B27:.L27])" office:value-type="float" office:value="7069.54545454546" calcext:value-type="float">
            <text:p>7069,545454545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opcount7</text:p>
          </table:table-cell>
          <table:table-cell/>
          <table:table-cell table:formula="of:=AVERAGE([.B10:.L10])" office:value-type="float" office:value="4423.72727272727" calcext:value-type="float">
            <text:p>4423,7272727273</text:p>
          </table:table-cell>
          <table:table-cell table:formula="of:=AVERAGE([.B19:.L19])" office:value-type="float" office:value="3686.54545454545" calcext:value-type="float">
            <text:p>3686,5454545455</text:p>
          </table:table-cell>
          <table:table-cell table:formula="of:=AVERAGE([.B28:.L28])" office:value-type="float" office:value="4250.54545454546" calcext:value-type="float">
            <text:p>4250,5454545455</text:p>
          </table:table-cell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2" table:number-rows-repeated="2">
          <table:table-cell table:number-columns-repeated="11"/>
          <table:table-cell table:style-name="ce4"/>
          <table:table-cell/>
        </table:table-row>
        <table:table-row table:style-name="ro2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 style:data-style-name="N2" text:time-value="20:55:14.4374676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30T11:05:37.066136931</meta:creation-date>
    <dc:date>2015-11-29T20:58:32.229966120</dc:date>
    <meta:editing-duration>PT12M38S</meta:editing-duration>
    <meta:editing-cycles>5</meta:editing-cycles>
    <meta:generator>LibreOffice/5.0.2.2$Linux_X86_64 LibreOffice_project/00m0$Build-2</meta:generator>
    <meta:document-statistic meta:table-count="1" meta:cell-count="3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226cm" svg:height="9.856cm" xlink:href=".." xlink:type="simple" chart:class="chart:bar" chart:style-name="ch1">
        <chart:legend chart:legend-position="bottom" svg:x="1.647cm" svg:y="9.073cm" style:legend-expansion="wide" chart:style-name="ch2"/>
        <chart:plot-area chart:style-name="ch3" table:cell-range-address="Hoja1.B30:Hoja1.E37 Hoja1.A31:Hoja1.A37" chart:data-source-has-labels="both" svg:x="1.066cm" svg:y="0.744cm" svg:width="16.206cm" svg:height="7.52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28cm" svg:y="0.739cm" svg:width="13.759cm" svg:height="6.8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B30:Hoja1.E3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1.B31:Hoja1.E31" chart:label-cell-address="Hoja1.A31:Hoja1.A31" chart:class="chart:bar">
            <chart:data-point chart:repeated="4"/>
          </chart:series>
          <chart:series chart:style-name="ch8" chart:values-cell-range-address="Hoja1.B32:Hoja1.E32" chart:label-cell-address="Hoja1.A32:Hoja1.A32" chart:class="chart:bar">
            <chart:data-point chart:repeated="4"/>
          </chart:series>
          <chart:series chart:style-name="ch9" chart:values-cell-range-address="Hoja1.B33:Hoja1.E33" chart:label-cell-address="Hoja1.A33:Hoja1.A33" chart:class="chart:bar">
            <chart:data-point chart:repeated="4"/>
          </chart:series>
          <chart:series chart:style-name="ch10" chart:values-cell-range-address="Hoja1.B34:Hoja1.E34" chart:label-cell-address="Hoja1.A34:Hoja1.A34" chart:class="chart:bar">
            <chart:data-point chart:repeated="4"/>
          </chart:series>
          <chart:series chart:style-name="ch11" chart:values-cell-range-address="Hoja1.B35:Hoja1.E35" chart:label-cell-address="Hoja1.A35:Hoja1.A35" chart:class="chart:bar">
            <chart:data-point chart:repeated="4"/>
          </chart:series>
          <chart:series chart:style-name="ch12" chart:values-cell-range-address="Hoja1.B36:Hoja1.E36" chart:label-cell-address="Hoja1.A36:Hoja1.A36" chart:class="chart:bar">
            <chart:data-point chart:repeated="4"/>
          </chart:series>
          <chart:series chart:style-name="ch13" chart:values-cell-range-address="Hoja1.B37:Hoja1.E37" chart:label-cell-address="Hoja1.A37:Hoja1.A37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Hoja1.B30:Hoja1.E30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popcount1</text:p>
                <draw:g>
                  <svg:desc>Hoja1.A31:Hoja1.A31</svg:desc>
                </draw:g>
              </table:table-cell>
              <table:table-cell office:value-type="float" office:value="NaN">
                <text:p>NaN</text:p>
                <draw:g>
                  <svg:desc>Hoja1.B31:Hoja1.E31</svg:desc>
                </draw:g>
              </table:table-cell>
              <table:table-cell office:value-type="float" office:value="194845.454545455">
                <text:p>194845.454545455</text:p>
              </table:table-cell>
              <table:table-cell office:value-type="float" office:value="193251.272727273">
                <text:p>193251.272727273</text:p>
              </table:table-cell>
              <table:table-cell office:value-type="float" office:value="192621.545454545">
                <text:p>192621.545454545</text:p>
              </table:table-cell>
            </table:table-row>
            <table:table-row>
              <table:table-cell office:value-type="string">
                <text:p>popcount2</text:p>
                <draw:g>
                  <svg:desc>Hoja1.A32:Hoja1.A32</svg:desc>
                </draw:g>
              </table:table-cell>
              <table:table-cell office:value-type="float" office:value="NaN">
                <text:p>NaN</text:p>
                <draw:g>
                  <svg:desc>Hoja1.B32:Hoja1.E32</svg:desc>
                </draw:g>
              </table:table-cell>
              <table:table-cell office:value-type="float" office:value="107277.181818182">
                <text:p>107277.181818182</text:p>
              </table:table-cell>
              <table:table-cell office:value-type="float" office:value="105746.454545455">
                <text:p>105746.454545455</text:p>
              </table:table-cell>
              <table:table-cell office:value-type="float" office:value="106184.636363636">
                <text:p>106184.636363636</text:p>
              </table:table-cell>
            </table:table-row>
            <table:table-row>
              <table:table-cell office:value-type="string">
                <text:p>popcount3</text:p>
                <draw:g>
                  <svg:desc>Hoja1.A33:Hoja1.A33</svg:desc>
                </draw:g>
              </table:table-cell>
              <table:table-cell office:value-type="float" office:value="NaN">
                <text:p>NaN</text:p>
                <draw:g>
                  <svg:desc>Hoja1.B33:Hoja1.E33</svg:desc>
                </draw:g>
              </table:table-cell>
              <table:table-cell office:value-type="float" office:value="33043.6363636364">
                <text:p>33043.6363636364</text:p>
              </table:table-cell>
              <table:table-cell office:value-type="float" office:value="32314.6363636364">
                <text:p>32314.6363636364</text:p>
              </table:table-cell>
              <table:table-cell office:value-type="float" office:value="32884.9090909091">
                <text:p>32884.9090909091</text:p>
              </table:table-cell>
            </table:table-row>
            <table:table-row>
              <table:table-cell office:value-type="string">
                <text:p>popcount4</text:p>
                <draw:g>
                  <svg:desc>Hoja1.A34:Hoja1.A34</svg:desc>
                </draw:g>
              </table:table-cell>
              <table:table-cell office:value-type="float" office:value="NaN">
                <text:p>NaN</text:p>
                <draw:g>
                  <svg:desc>Hoja1.B34:Hoja1.E34</svg:desc>
                </draw:g>
              </table:table-cell>
              <table:table-cell office:value-type="float" office:value="50539.1818181818">
                <text:p>50539.1818181818</text:p>
              </table:table-cell>
              <table:table-cell office:value-type="float" office:value="49187.2727272727">
                <text:p>49187.2727272727</text:p>
              </table:table-cell>
              <table:table-cell office:value-type="float" office:value="49531.0909090909">
                <text:p>49531.0909090909</text:p>
              </table:table-cell>
            </table:table-row>
            <table:table-row>
              <table:table-cell office:value-type="string">
                <text:p>popcount5</text:p>
                <draw:g>
                  <svg:desc>Hoja1.A35:Hoja1.A35</svg:desc>
                </draw:g>
              </table:table-cell>
              <table:table-cell office:value-type="float" office:value="NaN">
                <text:p>NaN</text:p>
                <draw:g>
                  <svg:desc>Hoja1.B35:Hoja1.E35</svg:desc>
                </draw:g>
              </table:table-cell>
              <table:table-cell office:value-type="float" office:value="2102.63636363636">
                <text:p>2102.63636363636</text:p>
              </table:table-cell>
              <table:table-cell office:value-type="float" office:value="1740.27272727273">
                <text:p>1740.27272727273</text:p>
              </table:table-cell>
              <table:table-cell office:value-type="float" office:value="1751.18181818182">
                <text:p>1751.18181818182</text:p>
              </table:table-cell>
            </table:table-row>
            <table:table-row>
              <table:table-cell office:value-type="string">
                <text:p>popcount6</text:p>
                <draw:g>
                  <svg:desc>Hoja1.A36:Hoja1.A36</svg:desc>
                </draw:g>
              </table:table-cell>
              <table:table-cell office:value-type="float" office:value="NaN">
                <text:p>NaN</text:p>
                <draw:g>
                  <svg:desc>Hoja1.B36:Hoja1.E36</svg:desc>
                </draw:g>
              </table:table-cell>
              <table:table-cell office:value-type="float" office:value="7169.54545454546">
                <text:p>7169.54545454546</text:p>
              </table:table-cell>
              <table:table-cell office:value-type="float" office:value="6896.72727272727">
                <text:p>6896.72727272727</text:p>
              </table:table-cell>
              <table:table-cell office:value-type="float" office:value="7069.54545454546">
                <text:p>7069.54545454546</text:p>
              </table:table-cell>
            </table:table-row>
            <table:table-row>
              <table:table-cell office:value-type="string">
                <text:p>popcount7</text:p>
                <draw:g>
                  <svg:desc>Hoja1.A37:Hoja1.A37</svg:desc>
                </draw:g>
              </table:table-cell>
              <table:table-cell office:value-type="float" office:value="NaN">
                <text:p>NaN</text:p>
                <draw:g>
                  <svg:desc>Hoja1.B37:Hoja1.E37</svg:desc>
                </draw:g>
              </table:table-cell>
              <table:table-cell office:value-type="float" office:value="4423.72727272727">
                <text:p>4423.72727272727</text:p>
              </table:table-cell>
              <table:table-cell office:value-type="float" office:value="3686.54545454545">
                <text:p>3686.54545454545</text:p>
              </table:table-cell>
              <table:table-cell office:value-type="float" office:value="4250.54545454546">
                <text:p>4250.545454545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